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10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ro6" style:family="table-row">
      <style:table-row-properties style:row-height="13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 fo:wrap-option="wrap"/>
    </style:style>
    <style:style style:name="ce7" style:family="table-cell" style:parent-style-name="Default">
      <style:table-cell-properties fo:background-color="#fa8072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table:style-name="ce6"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modificacion de la cuenta de usuario Admin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El sistema deberá permitir la modificacion de la cuenta de usuario Corr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table:style-name="ce7"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contará con dos formas de registrar canciones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tomará toda la información de la canción desde la metadata del archivo</text:p>
          </table:table-cell>
          <table:table-cell office:value-type="string" calcext:value-type="string">
            <text:p>falta artista, genero y compositor</text:p>
          </table:table-cell>
        </table:table-row>
        <table:table-row table:style-name="ro1">
          <table:table-cell table:style-name="ce2"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meter las canciones de un album dentro de una lista de reproducci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podrá reproducir música de las siguientes formas:</text:p>
          </table:table-cell>
          <table:table-cell/>
        </table:table-row>
        <table:table-row table:style-name="ro1">
          <table:table-cell table:style-name="ce2" office:value-type="string" calcext:value-type="string">
            <text:p>1. buscando una cancion en especifico y reproduciendola</text:p>
          </table:table-cell>
          <table:table-cell/>
        </table:table-row>
        <table:table-row table:style-name="ro4">
          <table:table-cell table:style-name="ce2" office:value-type="string" calcext:value-type="string">
            <text:p>2.Creando una cola de reproduccion (Canciones o albunes enteros)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5">
          <table:table-cell table:style-name="ce2" office:value-type="string" calcext:value-type="string">
            <text:p>3. Seleccionando lista de reproduccion especific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6">
          <table:table-cell table:style-name="ce2" office:value-type="string" calcext:value-type="string">
            <text:p>El sistema deberá permitir al usuario agregar canciones a la cola de reproducción en todo momento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Para que el usuario pueda reproducir una cancion debe agregarla a la cola de reproduccion</text:p>
          </table:table-cell>
          <table:table-cell office:value-type="string" calcext:value-type="string">
            <text:p>Aún falta crear esa nueva “Cola reproduccion”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2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table:style-name="ce2"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Calificaciones en canciones y listas de reproduccion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2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Busquedas para admin en gene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Ver biblioteca de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Listas reproduccion cliente</text:p>
          </table:table-cell>
          <table:table-cell/>
        </table:table-row>
        <table:table-row table:style-name="ro1">
          <table:table-cell table:style-name="ce2" office:value-type="string" calcext:value-type="string">
            <text:p>Albumes client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7" office:value-type="string" calcext:value-type="string">
            <text:p>Guardar creador de la lista de reproduccion para permitir eliminacion y modificacion desde usuario no admin</text:p>
          </table:table-cell>
          <table:table-cell/>
        </table:table-row>
        <table:table-row table:style-name="ro1" table:number-rows-repeated="104849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7:18:46.3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7T18:01:01.070000000</dc:date>
    <dc:creator>Taylor Segura Vindas</dc:creator>
    <meta:editing-duration>PT17H34M53S</meta:editing-duration>
    <meta:editing-cycles>19</meta:editing-cycles>
    <meta:document-statistic meta:table-count="1" meta:cell-count="56" meta:object-count="0"/>
  </office:meta>
</office:document-meta>
</file>